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873" officeooo:paragraph-rsid="001f5873"/>
    </style:style>
    <style:style style:name="P2" style:family="paragraph" style:parent-style-name="Standard">
      <style:text-properties officeooo:rsid="001f5873" officeooo:paragraph-rsid="0020264d"/>
    </style:style>
    <style:style style:name="T1" style:family="text">
      <style:text-properties officeooo:rsid="0020264d"/>
    </style:style>
    <style:style style:name="T2" style:family="text">
      <style:text-properties officeooo:rsid="0021741d"/>
    </style:style>
    <style:style style:name="T3" style:family="text">
      <style:text-properties officeooo:rsid="0021b8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Limitations</text:p>
      <text:p text:style-name="P1"/>
      <text:p text:style-name="P1">We set the following limitions on the application</text:p>
      <text:p text:style-name="P1"/>
      <text:p text:style-name="P1">. Users can use only one e-mail adress to enter their accounts.</text:p>
      <text:p text:style-name="P1"/>
      <text:p text:style-name="P1">. Users have only 1 unique settings. It means settings does not change when users change devices.</text:p>
      <text:p text:style-name="P1"/>
      <text:p text:style-name="P1">. If users are under age 7, they must use this application with parental guide.</text:p>
      <text:p text:style-name="P1"/>
      <text:p text:style-name="P1">. If users are under age 14, they cannot download non-free app non-free applications.</text:p>
      <text:p text:style-name="P1"/>
      <text:p text:style-name="P1">. Users cannot rate one applications more than one times.</text:p>
      <text:p text:style-name="P1"/>
      <text:p text:style-name="P1">. <text:span text:style-name="T1">Activity record only keeps endusers’ comments and rates data.</text:span></text:p>
      <text:p text:style-name="P1"/>
      <text:p text:style-name="P1">. <text:span text:style-name="T1">An editor cannot approve more than 5 application which is published by same developer or team.</text:span></text:p>
      <text:p text:style-name="P1"/>
      <text:p text:style-name="P2">. <text:span text:style-name="T1">If the users’ device satisfies system requirements of application, system will not allow users </text:span></text:p>
      <text:p text:style-name="P2"/>
      <text:p text:style-name="P2"><text:span text:style-name="T1"><text:s text:c="2"/>to download that application.</text:span></text:p>
      <text:p text:style-name="P2"/>
      <text:p text:style-name="P2">.<text:span text:style-name="T2">If a user download a non-free application, this application cannot be downloaded from other devices.</text:span></text:p>
      <text:p text:style-name="P2"/>
      <text:p text:style-name="P2">.<text:span text:style-name="T3">A user cannot add more than 3 payment method.</text:span></text:p>
      <text:p text:style-name="P2"/>
      <text:p text:style-name="P2"/>
      <text:p text:style-name="P2"><text:line-break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9T14:30:59.131000000</meta:creation-date>
    <dc:date>2019-10-19T15:10:03.599000000</dc:date>
    <meta:editing-duration>PT1M42S</meta:editing-duration>
    <meta:editing-cycles>1</meta:editing-cycles>
    <meta:document-statistic meta:table-count="0" meta:image-count="0" meta:object-count="0" meta:page-count="1" meta:paragraph-count="14" meta:word-count="147" meta:character-count="878" meta:non-whitespace-character-count="740"/>
    <meta:generator>LibreOffice/6.3.2.2$Windows_X86_64 LibreOffice_project/98b30e735bda24bc04ab42594c85f7fd8be07b9c</meta:generator>
  </office:meta>
</office:document-meta>
</file>